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47299" officeooo:paragraph-rsid="0118848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italic" fo:font-weight="normal" officeooo:rsid="00147299" officeooo:paragraph-rsid="0112546d" fo:background-color="#ffffff" style:font-name-asian="Calibri" style:font-size-asian="12pt" style:font-style-asian="italic" style:font-weight-asian="normal" style:font-name-complex="Times New Roman1" style:font-size-complex="12pt" style:font-style-complex="italic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112546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114dfc9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11884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italic" fo:font-weight="normal" officeooo:rsid="00147299" officeooo:paragraph-rsid="0112546d" fo:background-color="#ffffff" style:font-name-asian="Calibri" style:font-size-asian="12pt" style:font-style-asian="italic" style:font-weight-asian="normal" style:font-name-complex="Times New Roman1" style:font-size-complex="12pt" style:font-style-complex="italic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47299" officeooo:paragraph-rsid="00e62a0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1172289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8in" draw:visible-area-height="1.9878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4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1</text:span></text:p>
      <text:p text:style-name="P18"><text:span text:style-name="T8"><text:line-break/></text:span><text:span text:style-name="T3">з дисципліни «</text:span><text:span text:style-name="T4">Якість програмного забезпечення та тестування</text:span><text:span text:style-name="T10">»</text:span></text:p>
      <text:p text:style-name="P22"/>
      <text:p text:style-name="P13"><text:span text:style-name="T5">на тему: </text:span><text:span text:style-name="T6">«Тестування методами білої скриньки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<text:s/>Шинкаренко В.І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7">Тема. </text:span><text:span text:style-name="T6">Тестування методами білої скриньки.</text:span></text:p>
      <text:p text:style-name="P14">Мета. <text:span text:style-name="T13">Отримати практичні навички тестування методами білої скриньки.</text:span></text:p>
      <text:p text:style-name="P14">Завдання. <text:span text:style-name="T13">Підготувати дві чи більше функцій для тестування. Функції повинні містити не менше шести керуючих конструкцій (розгалужень і циклів). Зазначені структури мають бути вкладеними. Виконати тестування функцій методами білої скриньки.</text:span></text:p>
      <text:p text:style-name="P23"><text:span text:style-name="T12">Текст. </text:span><text:a xlink:type="simple" xlink:href="https://github.com/dazzlemon/diit_121-ipz_y4_qa/tree/main/1/src" text:style-name="Internet_20_link" text:visited-style-name="Visited_20_Internet_20_Link">github</text:a></text:p>
      <text:p text:style-name="P17">функції для тестування</text:p>
      <text:p text:style-name="P17">драйвер (програму, що подає на вхід значення для тестування та дозволяє продемонструвати та перевірити отримані результати)</text:p>
      <text:p text:style-name="P19">Специфікація</text:p>
      <text:p text:style-name="P20">Покриття</text:p>
      <text:list xml:id="list3138285857" text:style-name="L1">
        <text:list-item>
          <text:p text:style-name="P26">покриття операторів</text:p>
        </text:list-item>
        <text:list-item>
          <text:p text:style-name="P26">покриття рішень</text:p>
        </text:list-item>
        <text:list-item>
          <text:p text:style-name="P26">покриття умов</text:p>
        </text:list-item>
        <text:list-item>
          <text:p text:style-name="P26">покриття умов та рішень</text:p>
        </text:list-item>
        <text:list-item>
          <text:p text:style-name="P26">комбінаторн<text:span text:style-name="T14">е</text:span> покриття умов</text:p>
        </text:list-item>
      </text:list>
      <text:p text:style-name="P21">Висновки</text:p>
      <text:p text:style-name="P16">включають оцінку якості виконаної робот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08T19:07:35.468012177</dc:date>
    <meta:editing-duration>PT4H36M13S</meta:editing-duration>
    <meta:editing-cycles>258</meta:editing-cycles>
    <meta:generator>LibreOffice/7.3.6.2$Linux_X86_64 LibreOffice_project/30$Build-2</meta:generator>
    <meta:document-statistic meta:table-count="0" meta:image-count="0" meta:object-count="1" meta:page-count="2" meta:paragraph-count="29" meta:word-count="128" meta:character-count="973" meta:non-whitespace-character-count="872"/>
  </office:meta>
</office:document-meta>
</file>